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2d13a" officeooo:paragraph-rsid="0012d13a"/>
    </style:style>
    <style:style style:name="P2" style:family="paragraph" style:parent-style-name="Standard">
      <style:text-properties style:font-name="Liberation Sans" fo:font-weight="normal" officeooo:rsid="00111ca5" officeooo:paragraph-rsid="0012e96d" style:font-weight-asian="normal" style:font-weight-complex="normal"/>
    </style:style>
    <style:style style:name="P3" style:family="paragraph" style:parent-style-name="Standard">
      <style:text-properties style:font-name="Liberation Sans" officeooo:rsid="00275192" officeooo:paragraph-rsid="0012e96d"/>
    </style:style>
    <style:style style:name="P4" style:family="paragraph" style:parent-style-name="Standard">
      <style:text-properties style:font-name="Liberation Sans" officeooo:rsid="001423e1" officeooo:paragraph-rsid="0012d13a"/>
    </style:style>
    <style:style style:name="P5" style:family="paragraph" style:parent-style-name="Standard">
      <style:text-properties style:font-name="Liberation Sans" fo:font-size="13pt" fo:font-weight="bold" officeooo:rsid="001910a7" officeooo:paragraph-rsid="001910a7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Liberation Sans" officeooo:rsid="002b1348" officeooo:paragraph-rsid="001423e1"/>
    </style:style>
    <style:style style:name="P7" style:family="paragraph" style:parent-style-name="Standard">
      <style:text-properties style:font-name="Liberation Sans" officeooo:rsid="001423e1" officeooo:paragraph-rsid="001423e1"/>
    </style:style>
    <style:style style:name="P8" style:family="paragraph" style:parent-style-name="Standard">
      <style:text-properties style:font-name="Liberation Sans" officeooo:rsid="00179bee" officeooo:paragraph-rsid="00179bee"/>
    </style:style>
    <style:style style:name="T1" style:family="text">
      <style:text-properties officeooo:rsid="0014ca6c"/>
    </style:style>
    <style:style style:name="T2" style:family="text">
      <style:text-properties fo:font-weight="normal" officeooo:rsid="00111ca5" style:font-weight-asian="normal" style:font-weight-complex="normal"/>
    </style:style>
    <style:style style:name="T3" style:family="text">
      <style:text-properties fo:font-weight="normal" officeooo:rsid="00366d60" style:font-weight-asian="normal" style:font-weight-complex="normal"/>
    </style:style>
    <style:style style:name="T4" style:family="text">
      <style:text-properties officeooo:rsid="00366d60"/>
    </style:style>
    <style:style style:name="T5" style:family="text">
      <style:text-properties officeooo:rsid="0032b266"/>
    </style:style>
    <style:style style:name="T6" style:family="text">
      <style:text-properties officeooo:rsid="002b13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1">Crie um comando sql para adicioanar esses produtos na tebela descrita abaixo</text:span>. <text:span text:style-name="T1">Ja que os nomes estão ausentes, p</text:span>egue nomes de marcas brasileiras como desejar. D<text:span text:style-name="T1">ê</text:span> pequenos descontos para 1 a cada 20 produtos <text:span text:style-name="T1">da lista</text:span>. <text:span text:style-name="T1">Deixe nulo todos os campos com exceção de nome, marca, variação (quando houver), peso, preço, cat_id, e outros que puderem ser descobertos. Todos os produtos recebem cat_id= 1</text:span></text:p>
      <text:p text:style-name="P1"><text:span text:style-name="T2"/></text:p>
      <text:p text:style-name="P2">TABLE produto (</text:p>
      <text:p text:style-name="P2"><text:s text:c="4"/>id SERIAL PRIMARY KEY,</text:p>
      <text:p text:style-name="P2"><text:s text:c="4"/>link_img TEXT,</text:p>
      <text:p text:style-name="P2"><text:s text:c="4"/>Nome VARCHAR(30) NOT NULL,</text:p>
      <text:p text:style-name="P2"><text:s text:c="4"/>marca VARCHAR(30) NOT NULL,</text:p>
      <text:p text:style-name="P2"><text:s text:c="4"/>variacao VARCHAR(25)[],</text:p>
      <text:p text:style-name="P2"><text:s text:c="4"/>variacao_marca VARCHAR(25),</text:p>
      <text:p text:style-name="P3"><text:span text:style-name="T2"><text:s text:c="4"/>peso NUMERIC(</text:span><text:span text:style-name="T3">5</text:span><text:span text:style-name="T2">, 2),</text:span></text:p>
      <text:p text:style-name="P2"><text:s text:c="4"/>preco NUMERIC(<text:span text:style-name="T4">6</text:span>, 2) NOT NULL,</text:p>
      <text:p text:style-name="P2"><text:s text:c="4"/>preco_promo NUMERIC(10, 2),</text:p>
      <text:p text:style-name="P2"><text:s text:c="4"/>maior_id INT REFERENCES produto(id),</text:p>
      <text:p text:style-name="P2"><text:s text:c="4"/>menor_id INT REFERENCES produto(id),</text:p>
      <text:p text:style-name="P2"><text:s text:c="4"/>perct_desc SMALLINT DEFAULT 0 CHECK (desconto &gt;= 0 AND desconto &lt;= 100) ,</text:p>
      <text:p text:style-name="P2"><text:s text:c="4"/>em_promo BOOLEAN DEFAULT FALSE,</text:p>
      <text:p text:style-name="P2"><text:s text:c="4"/>cat<text:span text:style-name="T5">_id </text:span>INT REFERENCES <text:span text:style-name="T5">cat</text:span>(id) NOT NULL,</text:p>
      <text:p text:style-name="P2"><text:s text:c="4"/>desc_aviso TEXT,</text:p>
      <text:p text:style-name="P2"><text:s text:c="4"/>CHECK (array_length(variacao_tipo, 1) &lt;= 5)</text:p>
      <text:p text:style-name="P2">);</text:p>
      <text:p text:style-name="P4"/>
      <text:p text:style-name="P4"/>
      <text:p text:style-name="P5">Hortifruit</text:p>
      <text:p text:style-name="P4"/>
      <text:p text:style-name="P6">INSERT INTO produto (Nome, variacao, peso, preco, cat_id) VALUES</text:p>
      <text:p text:style-name="P6">('Banana', ARRAY['Prata'], 1.00, 5.50, 3),</text:p>
      <text:p text:style-name="P6">('Banana', ARRAY['Nanica'], 1.00, 4.80, 3),</text:p>
      <text:p text:style-name="P6">('Banana', ARRAY['Da Terra'], 1.00, 7.50, 3),</text:p>
      <text:p text:style-name="P7"><text:span text:style-name="T6">('Banana', ARRAY['Figo'], 1.00, 6.50, 3),</text:span></text:p>
      <text:p text:style-name="P6">('Banana', ARRAY['Maçã'], 1.00, 6.90, 3),</text:p>
      <text:p text:style-name="P6">('Manga', ARRAY['Espada'], 1.00, 3.50, 3),</text:p>
      <text:p text:style-name="P6">('Manga', ARRAY['Rosa'], 1.00, 4.00, 3),</text:p>
      <text:p text:style-name="P6">('Abacaxi', NULL, 1.00, 7.00, 3),</text:p>
      <text:p text:style-name="P6">('Mamão', NULL, 1.00, 5.00, 3),</text:p>
      <text:p text:style-name="P6">('Maracujá', NULL, 1.00, 8.50, 3),</text:p>
      <text:p text:style-name="P6">('Goiaba', NULL, 1.00, 6.50, 3),</text:p>
      <text:p text:style-name="P6">('Coco', NULL, 1.00, 6.00, 3),</text:p>
      <text:p text:style-name="P6">('Caju', NULL, 1.00, 9.00, 3),</text:p>
      <text:p text:style-name="P6">('Melancia', NULL, 1.00, 3.00, 3),</text:p>
      <text:p text:style-name="P6">('Melão', NULL, 1.00, 5.50, 3),</text:p>
      <text:p text:style-name="P6">('Maçã', ARRAY['Verde'], 1.00, 12.00, 3),</text:p>
      <text:p text:style-name="P6">('Maçã', ARRAY['Vermelha'], 1.00, 10.00, 3),</text:p>
      <text:p text:style-name="P6">('Pera', NULL, 1.00, 13.50, 3),</text:p>
      <text:p text:style-name="P6">('Uva', ARRAY['Verde'], 1.00, 15.00, 3),</text:p>
      <text:p text:style-name="P6">('Uva', ARRAY['Roxa'], 1.00, 14.50, 3),</text:p>
      <text:p text:style-name="P6">('Morango', NULL, 1.00, 12.00, 3),</text:p>
      <text:p text:style-name="P6"><text:soft-page-break/>('Laranja', NULL, 1.00, 4.50, 3),</text:p>
      <text:p text:style-name="P6">('Limão', ARRAY['Taiti'], 1.00, 3.80, 3),</text:p>
      <text:p text:style-name="P6">('Tangerina', NULL, 1.00, 6.00, 3),</text:p>
      <text:p text:style-name="P7"/>
      <text:p text:style-name="P6">('Batata', NULL, 1.00, 5.00, 3),</text:p>
      <text:p text:style-name="P6">('Batata-doce', NULL, 1.00, 4.50, 3),</text:p>
      <text:p text:style-name="P6">('Cenoura', NULL, 1.00, 5.50, 3),</text:p>
      <text:p text:style-name="P6">('Beterraba', NULL, 1.00, 5.80, 3),</text:p>
      <text:p text:style-name="P6">('Tomate', NULL, 1.00, 7.50, 3),</text:p>
      <text:p text:style-name="P6">('Abóbora', NULL, 1.00, 4.00, 3),</text:p>
      <text:p text:style-name="P6">('Chuchu', NULL, 1.00, 3.50, 3),</text:p>
      <text:p text:style-name="P6">('Pepino', NULL, 1.00, 4.20, 3),</text:p>
      <text:p text:style-name="P6">('Berinjela', NULL, 1.00, 6.00, 3),</text:p>
      <text:p text:style-name="P6">('Pimentão', ARRAY['Verde'], 1.00, 7.00, 3),</text:p>
      <text:p text:style-name="P6">('Pimentão', ARRAY['Amarelo'], 1.00, 9.50, 3),</text:p>
      <text:p text:style-name="P6">('Pimentão', ARRAY['Vermelho'], 1.00, 10.00, 3),</text:p>
      <text:p text:style-name="P6">('Quiabo', NULL, 1.00, 8.00, 3),</text:p>
      <text:p text:style-name="P6">('Cebola', ARRAY['Roxa'], 1.00, 6.50, 3),</text:p>
      <text:p text:style-name="P6">('Cebola', ARRAY['Branca'], 1.00, 5.50, 3),</text:p>
      <text:p text:style-name="P6">('Cebola', ARRAY['Amarela'], 1.00, 6.00, 3),</text:p>
      <text:p text:style-name="P6">('Alho', NULL, 1.00, 30.00, 3),</text:p>
      <text:p text:style-name="P7"/>
      <text:p text:style-name="P6">('Couve-flor', NULL, 1.00, 9.00, 3),</text:p>
      <text:p text:style-name="P6">('Brócolis', NULL, 1.00, 10.00, 3),</text:p>
      <text:p text:style-name="P6">('Repolho', NULL, 1.00, 6.50, 3),</text:p>
      <text:p text:style-name="P6">('Alface', NULL, 1.00, 4.00, 3),</text:p>
      <text:p text:style-name="P6">('Coentro', NULL, 1.00, 2.50, 3),</text:p>
      <text:p text:style-name="P6">('Cebolinha', NULL, 1.00, 3.00, 3);</text:p>
      <text:p text:style-name="P7"/>
      <text:p text:style-name="P1"/>
      <text:p text:style-name="P1"/>
      <text:p text:style-name="P1"/>
      <text:p text:style-name="P1"/>
      <text:p text:style-name="P1"/>
      <text:p text:style-name="P5">Mercearia</text:p>
      <text:p text:style-name="P1"/>
      <text:p text:style-name="P1">INSERT INTO produto (Nome, marca, variacao, peso, preco, preco_promo, cat_id) VALUES</text:p>
      <text:p text:style-name="P1">('Arroz', 'Tio João', NULL, 1.00, 6.00, NULL, 1),</text:p>
      <text:p text:style-name="P1">('Feijão-preto', 'Kicaldo', NULL, 1.00, 10.00, NULL, 1),</text:p>
      <text:p text:style-name="P1">('Feijão branco', 'Camil', NULL, 1.00, 12.00, NULL, 1),</text:p>
      <text:p text:style-name="P1">('Feijão-carioca', 'Kicaldo', NULL, 1.00, 8.00, NULL, 1),</text:p>
      <text:p text:style-name="P1">('Farinha de trigo', 'Dona Benta', NULL, 1.00, 6.00, NULL, 1),</text:p>
      <text:p text:style-name="P1">('Farinha de mandioca', 'Yoki', NULL, 1.00, 7.00, NULL, 1),</text:p>
      <text:p text:style-name="P1">('Farofa de mandioca pronta', 'Yoki', NULL, 0.50, 10.00, 9.00, 1),</text:p>
      <text:p text:style-name="P1">('Polvilho azedo', 'Amafil', NULL, 1.00, 12.00, NULL, 1),</text:p>
      <text:p text:style-name="P1">('Polvilho doce', 'Amafil', NULL, 1.00, 12.00, NULL, 1),</text:p>
      <text:p text:style-name="P1">('Milho verde', 'Quero', NULL, 1.00, 8.00, NULL, 1),</text:p>
      <text:p text:style-name="P1">('Óleo de soja', 'Soya', NULL, 0.90, 8.00, NULL, 1),</text:p>
      <text:p text:style-name="P1">('Vinagre de álcool', 'Castelo', NULL, 0.75, 5.00, NULL, 1),</text:p>
      <text:p text:style-name="P1">('Condimento tempero baiano', 'Kitano', NULL, 0.10, 6.00, NULL, 1),</text:p>
      <text:p text:style-name="P1">('Pimenta-do-reino', 'Kitano', NULL, 0.05, 5.00, NULL, 1),</text:p>
      <text:p text:style-name="P1"><text:soft-page-break/>('Páprica', 'Kitano', ARRAY['Doce', 'Picante', 'Defumada'], 0.05, 8.00, NULL, 1),</text:p>
      <text:p text:style-name="P1">('Cominho', 'Kitano', NULL, 0.05, 5.00, NULL, 1),</text:p>
      <text:p text:style-name="P1">('Orégano', 'Kitano', NULL, 0.03, 4.00, NULL, 1),</text:p>
      <text:p text:style-name="P1">('Alecrim', 'Kitano', NULL, 0.03, 5.00, NULL, 1),</text:p>
      <text:p text:style-name="P1">('Tomilho', 'Kitano', NULL, 0.03, 5.00, NULL, 1),</text:p>
      <text:p text:style-name="P1">('Manjericão', 'Kitano', NULL, 0.03, 5.00, NULL, 1),</text:p>
      <text:p text:style-name="P1">('Noz-moscada', 'Kitano', NULL, 0.03, 8.00, NULL, 1),</text:p>
      <text:p text:style-name="P1">('Canela', 'Kitano', NULL, 0.05, 6.00, NULL, 1),</text:p>
      <text:p text:style-name="P1">('Cravo-da-índia', 'Kitano', NULL, 0.05, 6.00, NULL, 1),</text:p>
      <text:p text:style-name="P1">('Curry', 'Kitano', NULL, 0.05, 8.00, NULL, 1),</text:p>
      <text:p text:style-name="P1">('Gengibre em pó', 'Kitano', NULL, 0.05, 7.00, NULL, 1),</text:p>
      <text:p text:style-name="P1">('Coentro', 'Kitano', ARRAY['Sementes', 'Moído'], 0.05, 5.00, NULL, 1),</text:p>
      <text:p text:style-name="P1">('Mostarda em pó', 'Kitano', NULL, 0.05, 6.00, NULL, 1),</text:p>
      <text:p text:style-name="P1">('Açafrão', 'Kitano', NULL, 0.05, 8.00, 7.50, 1),</text:p>
      <text:p text:style-name="P1">('Café', 'Pilão', NULL, 0.50, 15.00, NULL, 1),</text:p>
      <text:p text:style-name="P1">('Açúcar de confeiteiro', 'União', NULL, 0.50, 7.00, NULL, 1),</text:p>
      <text:p text:style-name="P1">('Açúcar refinado', 'União', NULL, 1.00, 5.00, NULL, 1),</text:p>
      <text:p text:style-name="P1">('Açúcar cristal', 'União', NULL, 1.00, 5.00, NULL, 1),</text:p>
      <text:p text:style-name="P1">('Açúcar demerara', 'União', NULL, 1.00, 7.00, NULL, 1),</text:p>
      <text:p text:style-name="P1">('Açúcar mascavo', 'União', NULL, 1.00, 8.00, NULL, 1),</text:p>
      <text:p text:style-name="P1">('Cevada', '3 Corações', NULL, 1.00, 10.00, NULL, 1),</text:p>
      <text:p text:style-name="P1">('Salgadinho sabor queijo', 'Elma Chips', NULL, 0.10, 4.00, NULL, 1),</text:p>
      <text:p text:style-name="P1">('Amendoim cru', 'Yoki', NULL, 1.00, 15.00, NULL, 1),</text:p>
      <text:p text:style-name="P1">('Amendoim sem pele assado', 'Yoki', NULL, 1.00, 17.00, NULL, 1),</text:p>
      <text:p text:style-name="P1">('Amendoim com pele assado', 'Yoki', NULL, 1.00, 16.00, NULL, 1),</text:p>
      <text:p text:style-name="P1">('Amendoim japonês', 'Yoki', NULL, 0.20, 10.00, NULL, 1),</text:p>
      <text:p text:style-name="P1">('Amendoim temperado', 'Yoki', NULL, 0.20, 10.00, NULL, 1),</text:p>
      <text:p text:style-name="P1">('Molho de tomate em sachê', 'Elefante', NULL, 0.34, 4.00, NULL, 1),</text:p>
      <text:p text:style-name="P1">('Fermento biológico seco', 'Fermix', NULL, 0.01, 3.00, NULL, 1),</text:p>
      <text:p text:style-name="P1">('Fermento em pó', 'Royal', NULL, 0.10, 4.00, NULL, 1),</text:p>
      <text:p text:style-name="P1">('Farinha de rosca', 'Dona Benta', NULL, 0.50, 7.00, NULL, 1),</text:p>
      <text:p text:style-name="P1">('Biscoito salgado quadrado', 'Marilan', NULL, 0.20, 5.00, NULL, 1),</text:p>
      <text:p text:style-name="P1">('Biscoito doce redondo', 'Marilan', NULL, 0.20, 6.00, NULL, 1),</text:p>
      <text:p text:style-name="P1">('Pão de forma', 'Wickbold', NULL, 0.50, 10.00, NULL, 1),</text:p>
      <text:p text:style-name="P1">('Massa de bolo pronta sabor chocolate', 'Dona Benta', NULL, 0.40, 12.00, NULL, 1),</text:p>
      <text:p text:style-name="P1">('Leite UHT integral', 'Parmalat', NULL, 1.00, 5.00, NULL, 1),</text:p>
      <text:p text:style-name="P1">('Leite em pó', 'Ninho', NULL, 0.40, 15.00, 14.00, 1),</text:p>
      <text:p text:style-name="P1">('Adoçante', 'Linea', NULL, 0.05, 6.00, NULL, 1),</text:p>
      <text:p text:style-name="P1">('Maionese', 'Hellmanns', NULL, 0.50, 10.00, NULL, 1),</text:p>
      <text:p text:style-name="P1">('Macarrão instantâneo ensacado sabor galinha', 'Nissin', NULL, 0.085, 2.50, NULL, 1),</text:p>
      <text:p text:style-name="P1">('Macarrão instantâneo em copo', 'Nissin', NULL, 0.07, 4.00, NULL, 1),</text:p>
      <text:p text:style-name="P1">('Suco em pó solúvel sabor abacaxi', 'Tang', NULL, 0.20, 7.00, NULL, 1),</text:p>
      <text:p text:style-name="P1">('Tempero em pó sabor carne', 'Arisco', NULL, 0.10, 5.00, NULL, 1),</text:p>
      <text:p text:style-name="P1">('Tempero em cubos sabor galinha', 'Knorr', NULL, 0.10, 5.00, NULL, 1),</text:p>
      <text:p text:style-name="P1">('Tempero em cubos sabor boi', 'Knorr', NULL, 0.10, 5.00, NULL, 1);</text:p>
      <text:p text:style-name="P1"/>
      <text:p text:style-name="P1"/>
      <text:p text:style-name="P8">duplicações:</text:p>
      <text:p text:style-name="P8"/>
      <text:p text:style-name="P8">-- Arroz (original: 1 kg)</text:p>
      <text:p text:style-name="P8">('Arroz', 'Tio João', NULL, 2.00, 12.00, NULL, 1),</text:p>
      <text:p text:style-name="P8"/>
      <text:p text:style-name="P8"><text:soft-page-break/>-- Feijão-preto (original: 1 kg)</text:p>
      <text:p text:style-name="P8">('Feijão-preto', 'Kicaldo', NULL, 2.00, 20.00, NULL, 1),</text:p>
      <text:p text:style-name="P8"/>
      <text:p text:style-name="P8">-- Feijão branco (original: 1 kg)</text:p>
      <text:p text:style-name="P8">('Feijão branco', 'Camil', NULL, 2.00, 24.00, NULL, 1),</text:p>
      <text:p text:style-name="P8"/>
      <text:p text:style-name="P8">-- Feijão-carioca (original: 1 kg)</text:p>
      <text:p text:style-name="P8">('Feijão-carioca', 'Kicaldo', NULL, 2.00, 16.00, NULL, 1),</text:p>
      <text:p text:style-name="P8"/>
      <text:p text:style-name="P8">-- Farinha de trigo (original: 1 kg)</text:p>
      <text:p text:style-name="P8">('Farinha de trigo', 'Dona Benta', NULL, 2.00, 12.00, NULL, 1),</text:p>
      <text:p text:style-name="P8"/>
      <text:p text:style-name="P8">-- Farinha de mandioca (original: 1 kg)</text:p>
      <text:p text:style-name="P8">('Farinha de mandioca', 'Yoki', NULL, 2.00, 14.00, NULL, 1),</text:p>
      <text:p text:style-name="P8"/>
      <text:p text:style-name="P8">-- Polvilho azedo (original: 1 kg)</text:p>
      <text:p text:style-name="P8">('Polvilho azedo', 'Amafil', NULL, 2.00, 24.00, NULL, 1),</text:p>
      <text:p text:style-name="P8"/>
      <text:p text:style-name="P8">-- Polvilho doce (original: 1 kg)</text:p>
      <text:p text:style-name="P8">('Polvilho doce', 'Amafil', NULL, 2.00, 24.00, NULL, 1),</text:p>
      <text:p text:style-name="P8"/>
      <text:p text:style-name="P8">-- Açúcar refinado (original: 1 kg)</text:p>
      <text:p text:style-name="P8">('Açúcar refinado', 'União', NULL, 2.00, 10.00, NULL, 1),</text:p>
      <text:p text:style-name="P8"/>
      <text:p text:style-name="P8">-- Açúcar cristal (original: 1 kg)</text:p>
      <text:p text:style-name="P8">('Açúcar cristal', 'União', NULL, 2.00, 10.00, NULL, 1),</text:p>
      <text:p text:style-name="P8"/>
      <text:p text:style-name="P8">-- Açúcar demerara (original: 1 kg)</text:p>
      <text:p text:style-name="P8">('Açúcar demerara', 'União', NULL, 2.00, 14.00, NULL, 1),</text:p>
      <text:p text:style-name="P8"/>
      <text:p text:style-name="P8">-- Açúcar mascavo (original: 1 kg)</text:p>
      <text:p text:style-name="P8">('Açúcar mascavo', 'União', NULL, 2.00, 16.00, NULL, 1),</text:p>
      <text:p text:style-name="P8"/>
      <text:p text:style-name="P8">-- Cevada (original: 1 kg)</text:p>
      <text:p text:style-name="P8">('Cevada', '3 Corações', NULL, 2.00, 20.00, NULL, 1),</text:p>
      <text:p text:style-name="P8"/>
      <text:p text:style-name="P8">-- Amendoim cru (original: 1 kg)</text:p>
      <text:p text:style-name="P8">('Amendoim cru', 'Yoki', NULL, 2.00, 30.00, NULL, 1),</text:p>
      <text:p text:style-name="P8"/>
      <text:p text:style-name="P8">-- Amendoim sem pele assado (original: 1 kg)</text:p>
      <text:p text:style-name="P8">('Amendoim sem pele assado', 'Yoki', NULL, 2.00, 34.00, NULL, 1),</text:p>
      <text:p text:style-name="P8"/>
      <text:p text:style-name="P8">-- Amendoim com pele assado (original: 1 kg)</text:p>
      <text:p text:style-name="P8">('Amendoim com pele assado', 'Yoki', NULL, 2.00, 32.00, NULL, 1),</text:p>
      <text:p text:style-name="P8"/>
      <text:p text:style-name="P8">-- Farinha de rosca (original: 0.5 kg)</text:p>
      <text:p text:style-name="P8">('Farinha de rosca', 'Dona Benta', NULL, 1.00, 14.00, NULL, 1),</text:p>
      <text:p text:style-name="P8"/>
      <text:p text:style-name="P8">-- Leite em pó (original: 0.4 kg)</text:p>
      <text:p text:style-name="P8">('Leite em pó', 'Ninho', NULL, 0.80, 30.00, 28.00, 1),</text:p>
      <text:p text:style-name="P8"/>
      <text:p text:style-name="P8">-- Macarrão instantâneo ensacado sabor galinha (original: 0.085 kg)</text:p>
      <text:p text:style-name="P8"><text:soft-page-break/>('Macarrão instantâneo ensacado sabor galinha', 'Nissin', NULL, 0.17, 5.00, NULL, 1),</text:p>
      <text:p text:style-name="P8"/>
      <text:p text:style-name="P8">-- Macarrão instantâneo em copo (original: 0.07 kg)</text:p>
      <text:p text:style-name="P8">('Macarrão instantâneo em copo', 'Nissin', NULL, 0.14, 8.00, NULL, 1);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4:22:20.543000000</meta:creation-date>
    <dc:date>2025-03-13T11:50:52.216000000</dc:date>
    <meta:editing-duration>PT11M42S</meta:editing-duration>
    <meta:editing-cycles>3</meta:editing-cycles>
    <meta:generator>LibreOffice/24.8.5.2$Windows_X86_64 LibreOffice_project/fddf2685c70b461e7832239a0162a77216259f22</meta:generator>
    <meta:document-statistic meta:table-count="0" meta:image-count="0" meta:object-count="0" meta:page-count="5" meta:paragraph-count="170" meta:word-count="1205" meta:character-count="8284" meta:non-whitespace-character-count="7185"/>
  </office:meta>
</office:document-meta>
</file>